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2">
      <style:paragraph-properties>
        <style:tab-stops>
          <style:tab-stop style:position="6.5in" style:type="right" style:leader-style="dotted" style:leader-text="."/>
        </style:tab-stops>
      </style:paragraph-properties>
    </style:style>
    <style:style style:name="P12" style:family="paragraph" style:parent-style-name="Contents_20_3">
      <style:paragraph-properties>
        <style:tab-stops>
          <style:tab-stop style:position="6.5in" style:type="right" style:leader-style="dotted" style:leader-text="."/>
        </style:tab-stops>
      </style:paragraph-properties>
    </style:style>
    <style:style style:name="P13" style:family="paragraph" style:parent-style-name="Contents_20_1">
      <style:paragraph-properties>
        <style:tab-stops>
          <style:tab-stop style:position="6.5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P1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17" style:family="paragraph" style:parent-style-name="Standard" style:master-page-name="First_20_Page">
      <style:paragraph-properties style:page-number="auto"/>
    </style:style>
    <style:style style:name="P18" style:family="paragraph" style:parent-style-name="Standard" style:list-style-name="L1"/>
    <style:style style:name="P19" style:family="paragraph" style:parent-style-name="Standard" style:list-style-name="L2"/>
    <style:style style:name="P20" style:family="paragraph">
      <style:paragraph-properties style:writing-mode="lr-tb"/>
      <style:text-properties style:font-name="Times New Roman1" fo:font-size="1pt" style:font-name-asian="Times New Roman1" style:font-name-complex="Times New Roman1"/>
    </style:style>
    <style:style style:name="P21" style:family="paragraph">
      <style:paragraph-properties style:writing-mode="lr-tb"/>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xml:id="ct492351200" text:id="ct492351200">
          <text:insertion>
            <office:change-info>
              <dc:creator>Bob Jacobsen</dc:creator>
              <dc:date>2010-10-08T18:16:00</dc:date>
            </office:change-info>
          </text:insertion>
        </text:changed-region>
        <text:changed-region xml:id="ct481633616" text:id="ct481633616">
          <text:insertion>
            <office:change-info>
              <dc:creator>Bob Jacobsen</dc:creator>
              <dc:date>2010-10-08T18:16:00</dc:date>
            </office:change-info>
          </text:insertion>
        </text:changed-region>
        <text:changed-region xml:id="ct306842656" text:id="ct306842656">
          <text:insertion>
            <office:change-info>
              <dc:creator>Bob Jacobsen</dc:creator>
              <dc:date>2010-10-08T18:16:00</dc:date>
            </office:change-info>
          </text:insertion>
        </text:changed-region>
        <text:changed-region xml:id="ct306256176" text:id="ct306256176">
          <text:insertion>
            <office:change-info>
              <dc:creator>Bob Jacobsen</dc:creator>
              <dc:date>2010-10-08T18:16:00</dc:date>
            </office:change-info>
          </text:insertion>
        </text:changed-region>
        <text:changed-region xml:id="ct307166336" text:id="ct307166336">
          <text:insertion>
            <office:change-info>
              <dc:creator>Bob Jacobsen</dc:creator>
              <dc:date>2010-10-08T18:16:00</dc:date>
            </office:change-info>
          </text:insertion>
        </text:changed-region>
        <text:changed-region xml:id="ct306364272" text:id="ct306364272">
          <text:insertion>
            <office:change-info>
              <dc:creator>Bob Jacobsen</dc:creator>
              <dc:date>2010-10-08T18:16:00</dc:date>
            </office:change-info>
          </text:insertion>
        </text:changed-region>
        <text:changed-region xml:id="ct815023744" text:id="ct815023744">
          <text:insertion>
            <office:change-info>
              <dc:creator>Bob Jacobsen</dc:creator>
              <dc:date>2010-10-08T18:16:00</dc:date>
            </office:change-info>
          </text:insertion>
        </text:changed-region>
        <text:changed-region xml:id="ct482210736" text:id="ct482210736">
          <text:insertion>
            <office:change-info>
              <dc:creator>Bob Jacobsen</dc:creator>
              <dc:date>2012-05-07T00:18:00</dc:date>
            </office:change-info>
          </text:insertion>
        </text:changed-region>
        <text:changed-region xml:id="ct810995904" text:id="ct810995904">
          <text:insertion>
            <office:change-info>
              <dc:creator>Bob Jacobsen</dc:creator>
              <dc:date>2012-05-07T00:18:00</dc:date>
            </office:change-info>
          </text:insertion>
        </text:changed-region>
        <text:changed-region xml:id="ct482210880" text:id="ct482210880">
          <text:insertion>
            <office:change-info>
              <dc:creator>Bob Jacobsen</dc:creator>
              <dc:date>2010-10-08T18:16:00</dc:date>
            </office:change-info>
          </text:insertion>
        </text:changed-region>
        <text:changed-region xml:id="ct492612000" text:id="ct492612000">
          <text:deletion>
            <office:change-info>
              <dc:creator>Bob Jacobsen</dc:creator>
              <dc:date>2010-10-08T18:13: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942374465595397644"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change-start text:change-id="ct492351200"/>Introduction</text:h>
      <text:p text:style-name="Standard">This explanatory note contains informative discussion and background for the corresponding “OpenLCB Datagram Transport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p text:style-name="Standard"><text:change-end text:change-id="ct492351200"/>For more information on format and presentation, see: </text:p>
      <text:list xml:id="list2685034841402803506" text:style-name="L2">
        <text:list-item>
          <text:p text:style-name="P19">OpenLCB Common Information Technical Note</text:p>
        </text:list-item>
      </text:list>
      <text:p text:style-name="Standard"/>
      <text:p text:style-name="Standard"/>
      <text:p text:style-name="Standard"><text:change-start text:change-id="ct481633616"/></text:p>
      <text:p text:style-name="Standard">Below this is just the content of the Datagram development doc right now.</text:p>
      <text:p text:style-name="Standard"> </text:p>
      <text:p text:style-name="Standard">Some wire protocols can support only very short packets/frames, e.g. CAN with a limited header and data payload. As OpenLCB evolves, it will inevitably need messages larger than that. Streaming provides a very large payload, at some cost in setup time and complexity. "Datagram Support" is in between "small enough to always be atomic" and "large enough to justify streaming overhead".</text:p>
      <text:p text:style-name="Standard">This note is a working draft proposal.</text:p>
      <text:h text:style-name="Heading_20_1" text:outline-level="1">Use Cases</text:h>
      <text:p text:style-name="Standard">Configuration: Simple one-value reads and writes of configuration data are one-to-one operations that need to exchange 4-8-16-32 bytes of data.</text:p>
      <text:p text:style-name="Standard"><text:soft-page-break/>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RFID tags carry 40 (vs 64, and need to plan for future growth) bits of payload. Adding in some status and location information, reporting a RFID tag requires a 8-16 byte payload, and that's likely to grow in the future.</text:p>
      <text:h text:style-name="Heading_20_1" text:outline-level="1">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1" text:outline-level="1">Base Protocol Proposal</text:h>
      <text:p text:style-name="Standard">In the base protocol a datagram is just a single short message containing the Datagram MTI and the data byte(s). There is a convention for a data format indicator at the start of the data bytes, see below.</text:p>
      <text:p text:style-name="Standard"><text:soft-page-break/>Once the datagram has been successfully received, the receiving node replies to the original source node with a “Datagram Acknowledged” message. Note that the node is not required to examine or process the datagram before replying; execution errors that happen later must be signaled using another protocol.</text:p>
      <text:p text:style-name="Standard">Instead of “Datagram Acknowledged”, the receiving node may return a “Datagram Rejected” message tagged to represent exactly one of several conditions:</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p text:style-name="Standard"/>
      <text:h text:style-name="Heading_20_1" text:outline-level="1">CAN protocol proposal</text:h>
      <text:p text:style-name="Standard">The datagram protocol on CAN links uses the same structure as the base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p text:style-name="Standard">The sender breaks the datagram content into one or more frames. The source NodeID alias and destination NodeID alias are contained in the header as usual. Two format indicators are used to mark non-final and final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last frame is marked by a “datagram complete” format indicator.</text:p>
      <text:p text:style-name="Standard">The receiving node receives the frames into a buffer. The frames from more than one datagram may arrive in interleaved order, in which case the receiving node can tell them apart using their source NodeID alias and store them in separate buffers. If sufficient buffers are not available, the receiving <text:soft-page-break/>node rejects the datagram and it will be resent. Once the “datagram complete” indicator is received for a datagram, the node replies to the original source node with a “Datagram Received OK” or “Datagram Rejected” messag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2" text:outline-level="2">CAN Examples</text:h>
      <text:h text:style-name="Heading_20_3" text:outline-level="3">Normal CAN case</text:h>
      <text:p text:style-name="Standard">Datagram Segment →</text:p>
      <text:p text:style-name="Standard">Datagram Segment →</text:p>
      <text:p text:style-name="Standard">Datagram Segment →</text:p>
      <text:p text:style-name="Standard">Datagram Segment (Complete) →</text:p>
      <text:p text:style-name="Standard"/>
      <text:p text:style-name="Standard">← Datagram Acknowledged</text:p>
      <text:h text:style-name="Heading_20_3" text:outline-level="3">Short CAN datagram case</text:h>
      <text:p text:style-name="Standard">Datagram Segment (Complete) →</text:p>
      <text:p text:style-name="Standard">← Datagram Acknowledged</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
      <text:p text:style-name="Standard">Datagram Segment (Complete) →</text:p>
      <text:p text:style-name="Standard">← Datagram Rejected, Buffer shortage, Resend</text:p>
      <text:p text:style-name="Standard"/>
      <text:h text:style-name="Heading_20_3" text:outline-level="3">Rejected interleaved CAN datagram case:</text:h>
      <text:p text:style-name="Standard">Accidental interleave, at a node that can't handle that:</text:p>
      <text:p text:style-name="Standard"/>
      <text:p text:style-name="Standard">Datagram Segment from A →</text:p>
      <text:p text:style-name="Standard">Datagram Segment from B →</text:p>
      <text:p text:style-name="Standard">← Datagram Rejected, Buffer shortage, Resend to B</text:p>
      <text:p text:style-name="Standard">Datagram Segment from A →</text:p>
      <text:p text:style-name="Standard"><text:soft-page-break/>Datagram Segment (Complete) from A-&gt;</text:p>
      <text:p text:style-name="Standard">← Datagram Acknowledged to A</text:p>
      <text:p text:style-name="Standard">Datagram Segment from B →</text:p>
      <text:p text:style-name="Standard">Datagram Segment (Complete) from B-&gt;</text:p>
      <text:p text:style-name="Standard">← Datagram Acknowledged to B</text:p>
      <text:h text:style-name="Heading_20_1" text:outline-level="1">Datagram Content</text:h>
      <text:p text:style-name="Standard"><text:change-end text:change-id="ct481633616"/>The datagram length is coded by the transport medium: <text:s/>There is no separate length field in the datagram content itself.</text:p>
      <text:p text:style-name="Standard"/>
      <text:p text:style-name="Standard"><text:change-start text:change-id="ct306842656"/>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We define a small (one-byte) ID field with a central sequential method of assignment. It's called the “Datagram Protocol ID”. This is small, so doesn't use much space on CAN, but requires central recording of IDs.</text:p>
      <text:p text:style-name="Standard">We considered using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he plan is to use both. There will be a one-byte field, with certain values to escape to a two-byte field (reserved for future use), and to a six-byte fully-unique field. A separate spreadsheet is accumulating values. (spreadsheet) (pdf)<text:change-end text:change-id="ct306842656"/><text:change-start text:change-id="ct306256176"/></text:p>
      <text:h text:style-name="Heading_20_1" text:outline-level="1">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text:soft-page-break/>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1" text:outline-level="1"><text:change-end text:change-id="ct306256176"/>Future <text:change-start text:change-id="ct307166336"/>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h text:style-name="Heading_20_1" text:outline-level="1">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text:soft-page-break/>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p text:style-name="Standard"/>
      <text:h text:style-name="Heading_20_1" text:outline-level="1"> (Still to be merged into above)</text:h>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change-end text:change-id="ct307166336"/><text:change-start text:change-id="ct306364272"/></text:p>
      <text:p text:style-name="Standard">The state machine for assembling datagram frames needs to now when e.g. the lower levels reset, so that it knows to abandon a partially received datagram. <text:s/><text:change-end text:change-id="ct306364272"/>Can also recover upon seeing the next start/only frame.<text:change-start text:change-id="ct815023744"/></text:p>
      <text:p text:style-name="Standard"><text:change-end text:change-id="ct815023744"/><text:change-start text:change-id="ct482210736"/>There's no requirement to a specific response to out-of-spec transmission. If a node receives out-of-spec datagram fragments, what it does is up to it. This is because it's neither necessary nor practical to specify a unique set of logic for dealing with the semi-infinite number of possible out-of-spec transmissions. Nodes can use the various error replies to indicate whatever they know, but they don't have to. </text:p>
      <text:p text:style-name="Standard">So a node that gets a middle-segment without a first-segment can react in various ways. It might send various replies (but it doesn't have to). <text:change-end text:change-id="ct482210736"/><text:change-start text:change-id="ct810995904"/>It might ignore it. Etc. </text:p>
      <text:p text:style-name="Standard">There's an important thing to realize about that though:</text:p>
      <text:p text:style-name="Standard">Getting another valid datagram sequence while receiving one (or more) that fills the local buffers is _not_ an out-of-spec condition, and the protocol defines exactly how the node is to react. There's no flexibility there.</text:p>
      <text:p text:style-name="Standard">(Example of how overlapping datagrams might be handled in a really simple implementation, so that early ones are dropped due to buffer which results in out-of-sequence that's really buffer drop)</text:p>
      <text:p text:style-name="Standard"><text:change-end text:change-id="ct810995904"/><text:change-start text:change-id="ct482210880"/></text:p>
      <text:p text:style-name="Standard">Bosch is proposing a new standard called CAN-FD with increased bit-rate over the data portion allowing up to 64 bytes! <text:a xlink:type="simple" xlink:href="http://www.semiconductors.bosch.de/media/pdf/canliteratur/can_fd.pdf">http://www.semiconductors.bosch.de/media/pdf/canliteratur/can_fd.pdf</text:a></text:p>
      <text:p text:style-name="Standard">Decided not to reduce max data length to fit easily within this for ease of migration in the long-term. There are good reasons to retain the possibility of larger-than-64-byte datagrams, e.g. so you can have a <text:soft-page-break/>header of N bytes on the front of 64 data bytes. All that's needed is to ensure the datagram spec can work with larger frames of any length.</text:p>
      <text:p text:style-name="P1"><text:change-end text:change-id="ct482210880"/><text:change text:change-id="ct4926120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pecification<text:tab/>1</text:p>
          <text:p text:style-name="P11"><text:s/>2.1 Introduction<text:tab/>1</text:p>
          <text:p text:style-name="P11"><text:s/>2.2 References and Context<text:tab/>1</text:p>
          <text:p text:style-name="P13"><text:s/>3 Use Cases<text:tab/>1</text:p>
          <text:p text:style-name="P13"><text:s/>4 Discussion<text:tab/>2</text:p>
          <text:p text:style-name="P13"><text:s/>5 Base Protocol Proposal<text:tab/>2</text:p>
          <text:p text:style-name="P13"><text:s/>6 CAN protocol proposal<text:tab/>3</text:p>
          <text:p text:style-name="P11"><text:s/>6.1 CAN Examples<text:tab/>4</text:p>
          <text:p text:style-name="P12"><text:s/>6.1.1 Normal CAN case<text:tab/>4</text:p>
          <text:p text:style-name="P12"><text:s/>6.1.2 Short CAN datagram case<text:tab/>4</text:p>
          <text:p text:style-name="P12"><text:s/>6.1.3 Rejected short CAN datagram case<text:tab/>4</text:p>
          <text:p text:style-name="P12"><text:s/>6.1.4 Rejected interleaved CAN datagram case:<text:tab/>4</text:p>
          <text:p text:style-name="P13"><text:s/>7 Datagram Content<text:tab/>5</text:p>
          <text:p text:style-name="P13"><text:s/>8 Numerology<text:tab/>5</text:p>
          <text:p text:style-name="P13"><text:s/>9 Extensions<text:tab/>6</text:p>
          <text:p text:style-name="P13"><text:s/>10 Implementation Notes<text:tab/>6</text:p>
          <text:p text:style-name="P13"><text:s/>11  (Still to be merged into above)<text:tab/>7</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text:bullet-char="•">
        <style:list-level-properties text:space-before="0.25in" text:min-label-width="0.25in"/>
      </text:list-level-style-bullet>
      <text:list-level-style-bullet text:level="2" text:style-name="RTF_5f_Num_20_3_20_2"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4256224" text:id="ct54256224">
            <text:deletion>
              <office:change-info>
                <dc:creator>Bob Jacobsen</dc:creator>
                <dc:date>2010-10-08T17:22:00</dc:date>
              </office:change-info>
              <text:p text:style-name="MP1">NMRA Technical Note (number)</text:p>
            </text:deletion>
          </text:changed-region>
          <text:changed-region xml:id="ct54217984" text:id="ct54217984">
            <text:insertion>
              <office:change-info>
                <dc:creator>Bob Jacobsen</dc:creator>
                <dc:date>2010-10-08T17:22:00</dc:date>
              </office:change-info>
            </text:insertion>
          </text:changed-region>
        </text:tracked-changes>
        <text:p text:style-name="MP1"><draw:custom-shape text:anchor-type="char" draw:z-index="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4256224"/><text:change-start text:change-id="ct54217984"/>OpenLCB-CAN Datagram Transport Technical Note<text:change-end text:change-id="ct54217984"/></text:p>
      </style:header>
      <style:footer>
        <text:tracked-changes>
          <text:changed-region xml:id="ct498735168" text:id="ct498735168">
            <text:deletion>
              <office:change-info>
                <dc:creator>Bob Jacobsen</dc:creator>
                <dc:date>2010-10-08T17:23:00</dc:date>
              </office:change-info>
              <text:p text:style-name="MP4"><text:span text:style-name="MT2">Title</text:span><text:span text:style-name="MT3"><text:tab/></text:span></text:p>
            </text:deletion>
          </text:changed-region>
          <text:changed-region xml:id="ct498337840" text:id="ct498337840">
            <text:insertion>
              <office:change-info>
                <dc:creator>Bob Jacobsen</dc:creator>
                <dc:date>2011-07-23T20:12:00</dc:date>
              </office:change-info>
            </text:insertion>
          </text:changed-region>
        </text:tracked-changes>
        <text:p text:style-name="MP4"><text:change text:change-id="ct498735168"/><text:change-start text:change-id="ct49833784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98337840"/><text:span text:style-name="MT3"><text:tab/>Page </text:span><text:span text:style-name="Page_20_Number"><text:span text:style-name="MT3"><text:page-number text:select-page="current">8</text:page-number></text:span></text:span><text:span text:style-name="Page_20_Number"><text:span text:style-name="MT3"> of </text:span></text:span><text:span text:style-name="Page_20_Number"><text:span text:style-name="MT3"><text:page-count style:num-format="1">9</text:page-count></text:span></text:span><text:span text:style-name="Page_20_Number"><text:span text:style-name="MT3"> - </text:span></text:span><text:span text:style-name="Page_20_Number"><text:span text:style-name="MT3"><text:date style:data-style-name="N116" text:date-value="2013-01-19T21:36:06">1/19/2013</text:date></text:span></text:span></text:p>
      </style:footer>
    </style:master-page>
    <style:master-page style:name="First_20_Page" style:display-name="First Page" style:page-layout-name="Mpm2" style:next-style-name="Standard">
      <style:header>
        <text:tracked-changes>
          <text:changed-region xml:id="ct811187920" text:id="ct811187920">
            <text:deletion>
              <office:change-info>
                <dc:creator>Bob Jacobsen</dc:creator>
                <dc:date>2010-10-07T21:46:00</dc:date>
              </office:change-info>
              <text:p text:style-name="MP8">NMRA TECHNICAL NOTES</text:p>
            </text:deletion>
          </text:changed-region>
          <text:changed-region xml:id="ct811216832" text:id="ct811216832">
            <text:insertion>
              <office:change-info>
                <dc:creator>Bob Jacobsen</dc:creator>
                <dc:date>2010-10-08T17:19:00</dc:date>
              </office:change-info>
            </text:insertion>
          </text:changed-region>
          <text:changed-region xml:id="ct811188016" text:id="ct811188016">
            <text:insertion>
              <office:change-info>
                <dc:creator>Bob Jacobsen</dc:creator>
                <dc:date>2010-10-08T18:19:00</dc:date>
              </office:change-info>
            </text:insertion>
          </text:changed-region>
          <text:changed-region xml:id="ct811188112" text:id="ct811188112">
            <text:deletion>
              <office:change-info>
                <dc:creator>Bob Jacobsen</dc:creator>
                <dc:date>2010-10-08T18:19:00</dc:date>
              </office:change-info>
              <text:p text:style-name="MP7">(title)</text:p>
            </text:deletion>
          </text:changed-region>
          <text:changed-region xml:id="ct811188208" text:id="ct811188208">
            <text:insertion>
              <office:change-info>
                <dc:creator>Bob Jacobsen</dc:creator>
                <dc:date>2010-10-08T18:19:00</dc:date>
              </office:change-info>
            </text:insertion>
          </text:changed-region>
          <text:changed-region xml:id="ct811188672" text:id="ct811188672">
            <text:deletion>
              <office:change-info>
                <dc:creator>Bob Jacobsen</dc:creator>
                <dc:date>2010-10-08T17:19:00</dc:date>
              </office:change-info>
              <text:p text:style-name="MP7">(date)</text:p>
            </text:deletion>
          </text:changed-region>
          <text:changed-region xml:id="ct810940208" text:id="ct810940208">
            <text:insertion>
              <office:change-info>
                <dc:creator>Bob Jacobsen</dc:creator>
                <dc:date>2010-10-14T08:43:00</dc:date>
              </office:change-info>
            </text:insertion>
          </text:changed-region>
          <text:changed-region xml:id="ct811097072" text:id="ct811097072">
            <text:deletion>
              <office:change-info>
                <dc:creator>Bob Jacobsen</dc:creator>
                <dc:date>2010-10-07T21:47:00</dc:date>
              </office:change-info>
              <text:p text:style-name="MP7">(number)</text:p>
            </text:deletion>
          </text:changed-region>
          <text:changed-region xml:id="ct811188768" text:id="ct811188768">
            <text:insertion>
              <office:change-info>
                <dc:creator>Bob Jacobsen</dc:creator>
                <dc:date>2010-10-10T12:15:00</dc:date>
              </office:change-info>
            </text:insertion>
          </text:changed-region>
        </text:tracked-changes>
        <text:p text:style-name="MP5"><draw:custom-shape text:anchor-type="char" draw:z-index="1" draw:name="PowerPlusWaterMarkObject1" draw:style-name="Mgr1" draw:text-style-name="MP3" svg:width="6.5461in" svg:height="2.6185in" draw:transform="skewX (-6.73624118882305E-017) rotate (0.7853981633973) translate (0.00972222222222222in 5.2110892388451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811187920"/><text:change-start text:change-id="ct811216832"/>OpenLCB <text:change-end text:change-id="ct811216832"/><text:change-start text:change-id="ct811188016"/>Technical Note<text:change-end text:change-id="ct81118801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811188112"/><text:change-start text:change-id="ct811188208"/>OpenLCB-CAN Datagram Transport<text:change-end text:change-id="ct81118820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811188672"/><text:change-start text:change-id="ct810940208"/><text:date style:data-style-name="N75" text:date-value="2013-01-19T21:36:06">Jan 19, 2013</text:date><text:change-end text:change-id="ct810940208"/></text:p>
            </table:table-cell>
            <table:table-cell table:style-name="Table1.C1" office:value-type="string">
              <text:p text:style-name="MP7"><text:change text:change-id="ct811097072"/><text:change-start text:change-id="ct811188768"/>Preliminary<text:change-end text:change-id="ct811188768"/></text:p>
            </table:table-cell>
          </table:table-row>
        </table:table>
        <text:p text:style-name="Header"/>
      </style:header>
      <style:footer>
        <text:tracked-changes>
          <text:changed-region xml:id="ct810959344" text:id="ct810959344">
            <text:deletion>
              <office:change-info>
                <dc:creator>Bob Jacobsen</dc:creator>
                <dc:date>2011-07-23T20:12:00</dc:date>
              </office:change-info>
              <text:p text:style-name="MP10">and A. Shepherd</text:p>
            </text:deletion>
          </text:changed-region>
          <text:changed-region xml:id="ct810959248" text:id="ct810959248">
            <text:deletion>
              <office:change-info>
                <dc:creator>Bob Jacobsen</dc:creator>
                <dc:date>2010-10-08T17:21:00</dc:date>
              </office:change-info>
              <text:p text:style-name="MP10">A. Robinson, </text:p>
            </text:deletion>
          </text:changed-region>
          <text:changed-region xml:id="ct810557536" text:id="ct810557536">
            <text:deletion>
              <office:change-info>
                <dc:creator>Bob Jacobsen</dc:creator>
                <dc:date>2011-07-23T20:12:00</dc:date>
              </office:change-info>
              <text:p text:style-name="MP10">, by J. Day, D. Harris, B. Jacobsen, </text:p>
            </text:deletion>
          </text:changed-region>
          <text:changed-region xml:id="ct811096784" text:id="ct811096784">
            <text:deletion>
              <office:change-info>
                <dc:creator>Bob Jacobsen</dc:creator>
                <dc:date>2010-10-07T21:47:00</dc:date>
              </office:change-info>
              <text:p text:style-name="MP10">90</text:p>
            </text:deletion>
          </text:changed-region>
          <text:changed-region xml:id="ct810883120" text:id="ct810883120">
            <text:deletion>
              <office:change-info>
                <dc:creator>Bob Jacobsen</dc:creator>
                <dc:date>2011-07-23T20:12:00</dc:date>
              </office:change-info>
              <text:p text:style-name="MP10">Copyright 20</text:p>
            </text:deletion>
          </text:changed-region>
          <text:changed-region xml:id="ct811189040" text:id="ct811189040">
            <text:insertion>
              <office:change-info>
                <dc:creator>Bob Jacobsen</dc:creator>
                <dc:date>2011-07-23T20:12:00</dc:date>
              </office:change-info>
            </text:insertion>
          </text:changed-region>
        </text:tracked-changes>
        <text:p text:style-name="MP9"><text:change text:change-id="ct810959344"/><text:change text:change-id="ct810959248"/><text:change text:change-id="ct810557536"/><text:change text:change-id="ct811096784"/><text:change text:change-id="ct810883120"/><text:change-start text:change-id="ct81118904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811189040"/><text:span text:style-name="MT4"><text:tab/></text:span><text:span text:style-name="MT5">Page </text:span><text:span text:style-name="Page_20_Number"><text:span text:style-name="MT5"><text:page-number text:select-page="current">9</text:page-number></text:span></text:span><text:span text:style-name="Page_20_Number"><text:span text:style-name="MT5"> of </text:span></text:span><text:span text:style-name="Page_20_Number"><text:span text:style-name="MT5"><text:page-count style:num-format="1">9</text:page-count></text:span></text:span><text:span text:style-name="Page_20_Number"><text:span text:style-name="MT5"> - </text:span></text:span><text:span text:style-name="Page_20_Number"><text:span text:style-name="MT5"><text:date style:data-style-name="N116" text:date-value="2013-01-19T21:36:06">1/19/2013</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Technical Note</dc:title>
    <meta:initial-creator>Alex Shepherd</meta:initial-creator>
    <meta:creation-date>2009-01-22T07:11:27</meta:creation-date>
    <meta:editing-cycles>65</meta:editing-cycles>
    <meta:editing-duration>PT12H54M21S</meta:editing-duration>
    <meta:generator>OpenOffice.org/3.4.1$Unix OpenOffice.org_project/341m1$Build-9593</meta:generator>
    <dc:date>2013-01-19T21:36:05</dc:date>
    <dc:creator>Bob Jacobsen</dc:creator>
    <meta:keyword>OpenLCB-CAN Datagram Transport</meta:keyword>
    <meta:document-statistic meta:table-count="1" meta:image-count="1" meta:object-count="0" meta:page-count="9" meta:paragraph-count="145" meta:word-count="3155" meta:character-count="19037"/>
    <meta:user-defined meta:name="Info 1"/>
    <meta:user-defined meta:name="Info 2"/>
    <meta:user-defined meta:name="Info 3"/>
    <meta:user-defined meta:name="Info 4"/>
  </office:meta>
</office:document-meta>
</file>